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47f59"/>
    </style:style>
    <style:style style:name="P2" style:family="paragraph" style:parent-style-name="Standard">
      <style:text-properties officeooo:paragraph-rsid="0005429e"/>
    </style:style>
    <style:style style:name="T1" style:family="text">
      <style:text-properties officeooo:rsid="00047f59"/>
    </style:style>
    <style:style style:name="T2" style:family="text">
      <style:text-properties officeooo:rsid="00054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erência de Configuração – Projeto SVRI</text:span></text:p>
      <text:p text:style-name="P1"><text:span text:style-name="T1"/></text:p>
      <text:p text:style-name="P1"><text:span text:style-name="T1"/></text:p>
      <text:p text:style-name="P1"><text:span text:style-name="T1">Versão do Eclipse utilizada:</text:span></text:p>
      <text:p text:style-name="P1"><text:span text:style-name="T1">-IDE: Eclipse Luna 4.4.2 – Eclipse IDE for Java EE Developers</text:span></text:p>
      <text:p text:style-name="P1"><text:a xlink:type="simple" xlink:href="https://www.eclipse.org/downloads/packages/eclipse-ide-java-ee-developers/lunasr2"><text:span text:style-name="T1">https://www.eclipse.org/downloads/packages/eclipse-ide-java-ee-developers/lunasr2</text:span></text:a></text:p>
      <text:p text:style-name="P1"><text:span text:style-name="T1">(x64 version?)</text:span><text:span text:style-name="T2">. Já vem com Git e o que é necessário</text:span></text:p>
      <text:p text:style-name="P2"><text:span text:style-name="T2">-Past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6:49:26.03</meta:creation-date>
    <dc:date>2015-03-28T17:04:19.34</dc:date>
    <meta:editing-duration>PT9M38S</meta:editing-duration>
    <meta:editing-cycles>2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6" meta:word-count="32" meta:character-count="267" meta:non-whitespace-character-count="238"/>
  </office:meta>
</office:document-meta>
</file>